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text-properties officeooo:paragraph-rsid="001090ba"/>
    </style:style>
    <style:style style:name="P2" style:family="paragraph" style:parent-style-name="Contents_20_Heading">
      <style:text-properties officeooo:paragraph-rsid="001090ba"/>
    </style:style>
    <style:style style:name="P3" style:family="paragraph" style:parent-style-name="Text_20_body">
      <style:text-properties fo:language="de" fo:country="DE" officeooo:paragraph-rsid="001090ba"/>
    </style:style>
    <style:style style:name="P4" style:family="paragraph" style:parent-style-name="Standard">
      <style:paragraph-properties fo:margin-top="0cm" fo:margin-bottom="0.25cm" style:contextual-spacing="false" fo:line-height="115%"/>
      <style:text-properties fo:language="de" fo:country="DE" officeooo:rsid="0010c99d" officeooo:paragraph-rsid="0010c99d"/>
    </style:style>
    <style:style style:name="P5" style:family="paragraph" style:parent-style-name="Standard">
      <style:paragraph-properties fo:margin-top="0cm" fo:margin-bottom="0.25cm" style:contextual-spacing="false" fo:line-height="115%"/>
      <style:text-properties fo:language="de" fo:country="DE" officeooo:rsid="0012afe9" officeooo:paragraph-rsid="00140f6c"/>
    </style:style>
    <style:style style:name="P6" style:family="paragraph" style:parent-style-name="Standard">
      <style:paragraph-properties fo:margin-top="0cm" fo:margin-bottom="0.25cm" style:contextual-spacing="false" fo:line-height="115%"/>
      <style:text-properties fo:language="de" fo:country="DE" officeooo:rsid="00140f6c" officeooo:paragraph-rsid="00140f6c"/>
    </style:style>
    <style:style style:name="P7" style:family="paragraph" style:parent-style-name="Title" style:master-page-name="First_20_Page">
      <style:paragraph-properties style:page-number="auto"/>
      <style:text-properties officeooo:paragraph-rsid="001090ba"/>
    </style:style>
    <style:style style:name="P8" style:family="paragraph" style:parent-style-name="Subtitle">
      <style:text-properties officeooo:paragraph-rsid="001090ba"/>
    </style:style>
    <style:style style:name="P9" style:family="paragraph" style:parent-style-name="Subtitle">
      <style:text-properties officeooo:rsid="001090ba" officeooo:paragraph-rsid="001090ba"/>
    </style:style>
    <style:style style:name="P10" style:family="paragraph" style:parent-style-name="Text_20_body">
      <style:text-properties fo:language="de" fo:country="DE" officeooo:rsid="00140f6c" officeooo:paragraph-rsid="00140f6c"/>
    </style:style>
    <style:style style:name="P11" style:family="paragraph" style:parent-style-name="Text_20_body">
      <style:text-properties fo:language="de" fo:country="DE" officeooo:rsid="0014cc50" officeooo:paragraph-rsid="0014cc50"/>
    </style:style>
    <style:style style:name="P12" style:family="paragraph" style:parent-style-name="Text_20_body">
      <style:text-properties fo:language="de" fo:country="DE" officeooo:rsid="00169b60" officeooo:paragraph-rsid="00169b60"/>
    </style:style>
    <style:style style:name="P13" style:family="paragraph" style:parent-style-name="Text_20_body">
      <style:text-properties fo:language="de" fo:country="DE" officeooo:paragraph-rsid="001090ba"/>
    </style:style>
    <style:style style:name="P14" style:family="paragraph" style:parent-style-name="Text_20_body">
      <style:text-properties officeooo:paragraph-rsid="001090ba"/>
    </style:style>
    <style:style style:name="P15" style:family="paragraph" style:parent-style-name="Heading_20_1" style:list-style-name="">
      <style:paragraph-properties fo:margin-left="0cm" fo:margin-right="0cm" fo:text-indent="0cm" style:auto-text-indent="false"/>
      <style:text-properties officeooo:paragraph-rsid="001090ba"/>
    </style:style>
    <style:style style:name="P16" style:family="paragraph" style:parent-style-name="Heading_20_1" style:list-style-name="WWNum1">
      <style:text-properties officeooo:paragraph-rsid="001090ba"/>
    </style:style>
    <style:style style:name="T1" style:family="text">
      <style:text-properties fo:color="#000000" loext:opacity="100%" fo:font-size="10.5pt" fo:language="de" fo:country="DE" style:font-size-asian="10.5pt"/>
    </style:style>
    <style:style style:name="T2" style:family="text">
      <style:text-properties fo:language="de" fo:country="DE"/>
    </style:style>
    <style:style style:name="T3" style:family="text">
      <style:text-properties fo:language="de" fo:country="DE" officeooo:rsid="001090ba"/>
    </style:style>
    <style:style style:name="T4" style:family="text">
      <style:text-properties fo:language="de" fo:country="DE" officeooo:rsid="0010c99d"/>
    </style:style>
    <style:style style:name="T5" style:family="text">
      <style:text-properties officeooo:rsid="0012afe9"/>
    </style:style>
    <style:style style:name="T6" style:family="text">
      <style:text-properties officeooo:rsid="00140f6c"/>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style:text-underline-style="none" officeooo:rsid="0014cc50"/>
    </style:style>
    <style:style style:name="T10" style:family="text">
      <style:text-properties style:text-underline-style="none" officeooo:rsid="00173e13"/>
    </style:style>
    <style:style style:name="T11" style:family="text">
      <style:text-properties style:text-underline-style="none" officeooo:rsid="0019c51b"/>
    </style:style>
    <style:style style:name="T12" style:family="text">
      <style:text-properties officeooo:rsid="0019342e"/>
    </style:style>
    <style:style style:name="Sect1" style:family="section">
      <style:section-properties style:editable="false">
        <style:columns fo:column-count="1" fo:column-gap="0cm"/>
      </style:section-properties>
    </style: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loext:marker-style-name="T2"><text:span text:style-name="T3">Junioraufgabe</text:span><text:span text:style-name="T2"> </text:span><text:span text:style-name="T4">2</text:span><text:span text:style-name="T2">: </text:span><text:span text:style-name="T4">Texthopsen</text:span></text:p>
      <text:p text:style-name="P8" loext:marker-style-name="T2"><text:span text:style-name="T2">Team-ID: 01005</text:span></text:p>
      <text:p text:style-name="P8" loext:marker-style-name="T2"><text:span text:style-name="T2">Team: Jonathan</text:span></text:p>
      <text:p text:style-name="P8" loext:marker-style-name="T2"><text:span text:style-name="T2">Bearbeiter/-innen dieser Aufgabe: Jonathan Salomo</text:span></text:p>
      <text:p text:style-name="P9" loext:marker-style-name="T2"><text:span text:style-name="T2"><text:date style:data-style-name="N41" text:date-value="2024-11-08T07:18:55.364000312">8. November 2024</text:date></text:span></text:p>
      <text:table-of-content text:style-name="Sect1" text:protected="true" text:name="Inhaltsverzeichnis1">
        <text:table-of-content-source text:outline-level="9">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Inhaltsverzeichnis</text:p>
          </text:index-title>
          <text:p text:style-name="P1"><text:a xlink:type="simple" xlink:href="#__RefHeading___Toc2232_4178761632" text:style-name="Index_20_Link" text:visited-style-name="Index_20_Link">Lösungsidee<text:tab/>1</text:a></text:p>
          <text:p text:style-name="P1"><text:a xlink:type="simple" xlink:href="#__RefHeading___Toc2234_4178761632" text:style-name="Index_20_Link" text:visited-style-name="Index_20_Link">Umsetzung<text:tab/>2</text:a></text:p>
          <text:p text:style-name="P1"><text:a xlink:type="simple" xlink:href="#__RefHeading___Toc2236_4178761632" text:style-name="Index_20_Link" text:visited-style-name="Index_20_Link">Beispiele<text:tab/>3</text:a></text:p>
          <text:p text:style-name="P1"><text:a xlink:type="simple" xlink:href="#__RefHeading___Toc2238_4178761632" text:style-name="Index_20_Link" text:visited-style-name="Index_20_Link">Quellcode<text:tab/>29</text:a></text:p>
        </text:index-body>
      </text:table-of-content>
      <text:h text:style-name="P15" text:outline-level="1"/>
      <text:h text:style-name="P15" text:outline-level="1" loext:marker-style-name="T2"><text:bookmark-start text:name="__RefHeading___Toc2232_4178761632"/><text:span text:style-name="T2">Lösungsidee</text:span><text:bookmark-end text:name="__RefHeading___Toc2232_4178761632"/></text:h>
      <text:p text:style-name="P4">Um diese Aufgabe schnell und effizient zu lösen habe ich mir einige Taktiken überlegt. </text:p>
      <text:p text:style-name="P4">Die erste davon ist das ich <text:span text:style-name="T5">zu Anfang den Text nicht in seiner Ursprungsform in den Algorithmus füttere sondern erst alles aus diesem Filtere was kein Buchstabe ist. Dies ermöglichst es das ich im nächsten Schritt eindeutige Koordinaten für jeden einzelnen Buchstaben, also jeden möglichen Schritt, habe.</text:span></text:p>
      <text:p text:style-name="P5">Nun gehe setze ich zwei Startpositionen wie es die Aufgabe vorgibt und beginne zu springen. Hierbei springe ich so lange bis beide aus dem Text gesprungen sind und merke mir jeden Buchstaben über den sie springen. Bei jedem Sprung prüfe ich welchen Wert der Buchstabe hat auf dessen Koordinate ich gesprungen und addiere dies dann zu der vorherigen Koordinate. <text:span text:style-name="T6">Dieser Prozess simuliert </text:span><text:span text:style-name="T12">das</text:span><text:span text:style-name="T6"> Hopsen akkurat. </text:span></text:p>
      <text:p text:style-name="P6">Nun gebe ich den ursprünglichen Text nochmal wie in der Aufgabenstellung aus. Hierfür gehe ich einmal durch den kompletten Text und immer wenn ich einen anderen Zeichen sehe erhöhe ich einen Zähler. Wen das aktuelle Zeichen jedoch ein Buchstabe ist schaue ich ob einer der beiden über diesen gesprungen ist, wobei ich die Koordinate des Sprungs durch die Iteration im Text – die anderen Zeichen berechne. Dann färbe ich die Ausgabe entsprechend ein.</text:p>
      <text:p text:style-name="P3"/>
      <text:list text:style-name="WWNum1">
        <text:list-item>
          <text:h text:style-name="P16" text:outline-level="1" loext:marker-style-name="T2"><text:bookmark-start text:name="__RefHeading___Toc2234_4178761632"/><text:soft-page-break/><text:span text:style-name="T2">Umsetzung</text:span><text:bookmark-end text:name="__RefHeading___Toc2234_4178761632"/></text:h>
        </text:list-item>
      </text:list>
      <text:p text:style-name="P10" loext:marker-style-name="T2"><text:bookmark-start text:name="__RefHeading___Toc2236_4178761632"/>Zur Umsetzung dieser Aufgabe habe ich Java verwendet und Mein Programm objektorientiert.<text:bookmark-end text:name="__RefHeading___Toc2236_4178761632"/></text:p>
      <text:p text:style-name="P10" loext:marker-style-name="T2">Beginnen tue ich damit, dass ich mit <text:span text:style-name="T7">meiner eigenen</text:span><text:span text:style-name="T8"> einlese-Klasse </text:span><text:span text:style-name="T9">den Text einlese.</text:span><text:span text:style-name="T8"> </text:span><text:span text:style-name="T9">Dieser wird dann nach Speicherung an meinen Converter übergeben. </text:span></text:p>
      <text:p text:style-name="P11" loext:marker-style-name="T2"><text:span text:style-name="T8">Im Konverter wird damit begonnen den Text zu verarbeiten. Durch die beiden String Funktionen .toloercase() und .replaceall() aus der Standartbiotehk ersetze ich alle Zeichen bis auf Buchstaben. Diese speicher ich nun durch eine for-Schleife in einem char Array für einen schnellen Zugriff.</text:span></text:p>
      <text:p text:style-name="P12" loext:marker-style-name="T2"><text:span text:style-name="T8">Nun habe ich meinen Hopser dem ich den so überarbeiteten Text übergebe. Dieser beginnt damit, dass er ArrayLists für beide Teilnehmer erstellt, um ihre Sprünge zu speichern. Diese werden mit einer Länge von dem Text durch 15 inizalisirt um Speicher zu sparen, da diese so im Durchschnitt für alle Sprünge reichen. </text:span><text:span text:style-name="T11">Dies ist der Fall da die durchschnittliche Sprunglänge 15 beträgt.</text:span><text:span text:style-name="T8"> Nun initialisiere ich noch zwei Variablen mit den Startpositionen der Teilnehmer. </text:span></text:p>
      <text:p text:style-name="P12" loext:marker-style-name="T2"><text:span text:style-name="T8">Um nun die Sprünge zu simulieren verwende ich eine while-Schleife, in welcher </text:span><text:span text:style-name="T10">fünf</text:span><text:span text:style-name="T8"> if-Abfragen gemacht werden. Als erstes wird geschaut ob der erste Spieler noch im Text ist, wenn dies der Fall ist rufe ich eine HaschMap auf, die die Buchstaben auf die Werte mapt. Durch diese berechne ich nun die nächste Koordinate. </text:span><text:span text:style-name="T10">Dan</text:span><text:span text:style-name="T11">n</text:span><text:span text:style-name="T10"> mache ich noch eine if-Abfr</text:span><text:span text:style-name="T11">age die kontrolliert ob dieser Teilnehmer mit diesem Sprung als erster aus dem Text gesprungen ist und so gewonnen hat.</text:span><text:span text:style-name="T8"> Dies</text:span><text:span text:style-name="T11">e beiden Abfragen und Berechnungen</text:span><text:span text:style-name="T8"> </text:span><text:span text:style-name="T11">wiederhole</text:span><text:span text:style-name="T8"> ich nun auch nochmal für den zweiten Teilnehmer. In der Dritten if-Abfrage kontrolliere ich nun </text:span><text:span text:style-name="T10">ob beide Teilnehmer noch im Text sind und beende die Schleife wenn dies nicht mehr der Fall ist.</text:span></text:p>
      <text:list text:continue-numbering="true" text:style-name="WWNum1">
        <text:list-item>
          <text:h text:style-name="P16" text:outline-level="1" loext:marker-style-name="T2"><text:span text:style-name="T2">Beispiele</text:span></text:h>
        </text:list-item>
      </text:list>
      <text:p text:style-name="P14" loext:marker-style-name="T2"><text:span text:style-name="T2"/></text:p>
      <text:p text:style-name="P3" loext:marker-style-name="T2"/>
      <text:h text:style-name="P15" text:outline-level="1" loext:marker-style-name="T2"><text:bookmark-start text:name="__RefHeading___Toc2238_4178761632"/><text:span text:style-name="T2">Quellcode</text:span><text:bookmark-end text:name="__RefHeading___Toc2238_4178761632"/></text:h>
      <text:p text:style-name="P14" loext:marker-style-name="T2"><text:span text:style-name="Source_20_Text"><text:span text:style-name="T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WWNum1" style:class="text">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3" style:layout-grid-base-height="0.5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5cm" fo:margin-left="0cm" fo:margin-right="0cm" fo:margin-bottom="0.894cm" style:dynamic-spacing="true"/>
      </style:header-style>
      <style:footer-style>
        <style:header-footer-properties fo:min-height="0.995cm" fo:margin-left="0cm" fo:margin-right="0cm" fo:margin-top="0.89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
      </style:header>
      <style:footer>
        <text:p text:style-name="Footer"><text:tab/><text:page-number text:select-page="current">1</text:page-number>/<text:page-count>2</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9T17:24:04.150000000</meta:creation-date>
    <meta:generator>LibreOffice/24.2.5.2$Windows_X86_64 LibreOffice_project/bffef4ea93e59bebbeaf7f431bb02b1a39ee8a59</meta:generator>
    <dc:date>2024-11-08T07:18:55.215000000</dc:date>
    <meta:editing-duration>PT22H15M55S</meta:editing-duration>
    <meta:editing-cycles>5</meta:editing-cycles>
    <meta:document-statistic meta:table-count="0" meta:image-count="0" meta:object-count="0" meta:page-count="2" meta:paragraph-count="24" meta:word-count="492" meta:character-count="3175" meta:non-whitespace-character-count="2701"/>
  </office:meta>
</office:document-meta>
</file>